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ee4" officeooo:paragraph-rsid="00159ee4"/>
    </style:style>
    <style:style style:name="P2" style:family="paragraph" style:parent-style-name="Standard">
      <style:text-properties officeooo:rsid="00176883" officeooo:paragraph-rsid="00176883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9ee4" officeooo:paragraph-rsid="00159ee4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76883" officeooo:paragraph-rsid="00176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ies to be used:</text:p>
      <text:p text:style-name="P1"/>
      <text:p text:style-name="P1">Backend</text:p>
      <text:p text:style-name="P1"/>
      <text:p text:style-name="P1">Flask – Backend Server</text:p>
      <text:p text:style-name="P1">Flask_Security – This is for login/registration and authentication</text:p>
      <text:p text:style-name="P1">Flask_RestPlus – This is for creating endpoints that return JSON objects</text:p>
      <text:p text:style-name="P1"/>
      <text:p text:style-name="P1">Frontend</text:p>
      <text:p text:style-name="P1"/>
      <text:p text:style-name="P1">ReactJS</text:p>
      <text:p text:style-name="P3"/>
      <text:p text:style-name="P1"/>
      <text:p text:style-name="P1"/>
      <text:p text:style-name="P1">The frontend and backend will be 2 indepenant systems. The frontend will communicate with the backend over HTTP API calls. </text:p>
      <text:p text:style-name="P1"/>
      <text:p text:style-name="P1">So as an example – when a person signs in on the website the form they used to sign in will then be sent to our API endpoint for signing in – the api will then send back the correct info to sign in. </text:p>
      <text:p text:style-name="P1"/>
      <text:p text:style-name="P2">To send encrypted data you must use HTTPS not HTTP. <text:a xlink:type="simple" xlink:href="https://www.thoughtco.com/what-is-https-3467262" text:style-name="Internet_20_link" text:visited-style-name="Visited_20_Internet_20_Link">https://www.thoughtco.com/what-is-https-3467262</text:a></text:p>
      <text:p text:style-name="P2"/>
      <text:p text:style-name="P2">So the frontend must be hosted properly to make sure it is communicating over HTTPS with the Flask backend which must also send data via HTTPS.</text:p>
      <text:p text:style-name="P2"/>
      <text:p text:style-name="P2">See this library : <text:a xlink:type="simple" xlink:href="https://github.com/kennethreitz/flask-sslify" text:style-name="Internet_20_link" text:visited-style-name="Visited_20_Internet_20_Link">https://github.com/kennethreitz/flask-sslify</text:a></text:p>
      <text:p text:style-name="P4"/>
      <text:p text:style-name="P2"/>
      <text:p text:style-name="P2">Mission: </text:p>
      <text:p text:style-name="P2"/>
      <text:p text:style-name="P2">1 ) Get a react frontend login + registration form up.</text:p>
      <text:p text:style-name="P2">2 ) Get a Flask backend server up with 1 API endpoint (preferably the login endpoint)</text:p>
      <text:p text:style-name="P2">3 ) Get Flask-Security working on the web server</text:p>
      <text:p text:style-name="P2">4 ) Get the API and Frontend communicating with each other over HTTPS</text:p>
      <text:p text:style-name="P4"/>
      <text:p text:style-name="P2"/>
      <text:p text:style-name="P2">The knowledge from this mission will enable you to be successful at building the Bot Assault API + Websit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8:39:00.950328012</meta:creation-date>
    <dc:date>2017-11-18T18:56:47.649822401</dc:date>
    <meta:editing-duration>PT7M36S</meta:editing-duration>
    <meta:editing-cycles>1</meta:editing-cycles>
    <meta:document-statistic meta:table-count="0" meta:image-count="0" meta:object-count="0" meta:page-count="1" meta:paragraph-count="18" meta:word-count="200" meta:character-count="1205" meta:non-whitespace-character-count="1015"/>
    <meta:generator>LibreOffice/5.4.1.2$Linux_X86_64 LibreOffice_project/40m0$Build-2</meta:generator>
  </office:meta>
</office:document-meta>
</file>